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CF000006ECF50EB25ED4F1299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.28cm" svg:y="0.18cm" svg:width="15.041cm" svg:height="9.92cm" draw:z-index="0"><draw:image xlink:href="Pictures/10000001000008CF000006ECF50EB25ED4F12996.png" xlink:type="simple" xlink:show="embed" xlink:actuate="onLoad" draw:mime-type="image/png"/></draw:frame><draw:frame draw:style-name="fr1" draw:name="Immagine2" text:anchor-type="char" svg:x="0.28cm" svg:y="12.18cm" svg:width="15.041cm" svg:height="9.92cm" draw:z-index="1"><draw:image xlink:href="Pictures/10000001000008CF000006ECF50EB25ED4F129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0:40:07.192741729</meta:creation-date>
    <dc:date>2024-02-17T21:12:50.310888627</dc:date>
    <meta:editing-duration>PT1H31M3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